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6fba0" officeooo:paragraph-rsid="0006fba0"/>
    </style:style>
    <style:style style:name="P2" style:family="paragraph" style:parent-style-name="Standard" style:list-style-name="L1">
      <style:text-properties officeooo:rsid="0006fba0" officeooo:paragraph-rsid="0006fba0"/>
    </style:style>
    <style:style style:name="P3" style:family="paragraph" style:parent-style-name="Standard" style:list-style-name="L1">
      <style:paragraph-properties fo:margin-left="0.9846in" fo:margin-right="0in" fo:text-indent="-0.25in" style:auto-text-indent="false"/>
      <style:text-properties officeooo:rsid="0006fba0" officeooo:paragraph-rsid="0006fba0"/>
    </style:style>
    <style:style style:name="P4" style:family="paragraph" style:parent-style-name="Standard">
      <style:paragraph-properties fo:margin-left="0.9846in" fo:margin-right="0in" fo:text-indent="-0.25in" style:auto-text-indent="false"/>
      <style:text-properties officeooo:rsid="0006fba0" officeooo:paragraph-rsid="0006fba0"/>
    </style:style>
    <style:style style:name="P5" style:family="paragraph" style:parent-style-name="Standard" style:list-style-name="L1">
      <style:paragraph-properties fo:margin-left="0.4925in" fo:margin-right="0in" fo:text-indent="-0.25in" style:auto-text-indent="false"/>
      <style:text-properties officeooo:rsid="0006fba0" officeooo:paragraph-rsid="0006fba0"/>
    </style:style>
    <style:style style:name="P6" style:family="paragraph" style:parent-style-name="Standard">
      <style:paragraph-properties fo:margin-left="0.4925in" fo:margin-right="0in" fo:text-indent="-0.25in" style:auto-text-indent="false"/>
      <style:text-properties officeooo:rsid="0006fba0" officeooo:paragraph-rsid="0006fba0"/>
    </style:style>
    <style:style style:name="P7" style:family="paragraph" style:parent-style-name="Standard">
      <style:paragraph-properties fo:margin-left="0in" fo:margin-right="0in" fo:text-indent="-0.25in" style:auto-text-indent="false"/>
      <style:text-properties officeooo:rsid="0006fba0" officeooo:paragraph-rsid="0006fba0"/>
    </style:style>
    <style:style style:name="P8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06fba0" officeooo:paragraph-rsid="0006fba0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07a9f7" officeooo:paragraph-rsid="0007a9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n Java for web development</text:p>
      <text:p text:style-name="P1"/>
      <text:p text:style-name="P1">The JVM languages represent a new category of languages that run on the JVM. With the latest</text:p>
      <text:p text:style-name="P1">version, Java 8, Java is no longer a privileged JVM language and is now simply one of the many languages that run on the JVM (for example: Groovy, Scala, Clojure).</text:p>
      <text:p text:style-name="P1"/>
      <text:p text:style-name="P1">JVM languages can be classified into two types:</text:p>
      <text:list xml:id="list3958699049172012390" text:style-name="L1">
        <text:list-item>
          <text:p text:style-name="P2">Languages Designed for the JVM:</text:p>
        </text:list-item>
        <text:list-item>
          <text:p text:style-name="P3">Java 8, Groovy, Scala, Clojure.</text:p>
        </text:list-item>
        <text:list-item>
          <text:p text:style-name="P5">Languages Ported to the JVM:</text:p>
        </text:list-item>
        <text:list-item>
          <text:p text:style-name="P3">Jruby, Jython, Rhino.</text:p>
        </text:list-item>
      </text:list>
      <text:p text:style-name="P8"/>
      <text:p text:style-name="P9">Mobile-first design</text:p>
      <text:p text:style-name="P9">Responsive web applications are device-agnostic, in that they adapt themselves to the device on</text:p>
      <text:p text:style-name="P9">which they are run. The technique goes as far as rethinking the way page layouts are designed. You</text:p>
      <text:p text:style-name="P9">can go one step further by designing the web application with the smallest screen (smartphones)</text:p>
      <text:p text:style-name="P9">in mind and then progressively enhance the application to run on desktop screens. This technique</text:p>
      <text:p text:style-name="P9">is known as mobile-first design. The philosophy of a mobile-first design is that if you design</text:p>
      <text:p text:style-name="P9">the interface and the web components to run with acceptable performance on a smartphone,</text:p>
      <text:p text:style-name="P9">the performance on desktop screens will be blazing fast. In addition, using the smartphone real</text:p>
      <text:p text:style-name="P9">estate wisely will also be applied to the desktop screens, which will result in better usability of the</text:p>
      <text:p text:style-name="P9">application.</text:p>
      <text:p text:style-name="P9"/>
      <text:p text:style-name="P9">The core technologies employed in developing responsive web applications are CSS3, jQuery and jQuery plug-ins, LESS, CoffeeScript, and front-end frameworks such as Bootstrap, Polyfills, and Modernizr.</text:p>
      <text:p text:style-name="P6"/>
      <text:p text:style-name="P6"/>
      <text:p text:style-name="P4"/>
      <text:p text:style-name="P9">Single-Page Web Application (SPA)</text:p>
      <text:p text:style-name="P9">Another trend in web application development is a single-page web application (SPA).</text:p>
      <text:p text:style-name="P9"><text:tab/> The client-side code—such as HTML, JavaScript, and CSS—is retrieved with a</text:p>
      <text:p text:style-name="P9">single page load; the page does not reload at any point in the process, and the</text:p>
      <text:p text:style-name="P9">control is not transferred to another page.</text:p>
      <text:p text:style-name="P9"><text:tab/> The resources, such as images, are dynamically loaded and added to the page</text:p>
      <text:p text:style-name="P9">in response to events.</text:p>
      <text:p text:style-name="P9">SPAs are built using Node.js 25 as the web server. AngularJS is a full-featured SPA framework.</text:p>
      <text:p text:style-name="P9"/>
      <text:p text:style-name="P9"/>
      <text:p text:style-name="P9"/>
      <text:p text:style-name="P9"/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0:14:23.117632265</meta:creation-date>
    <dc:date>2014-11-18T12:32:37.004659708</dc:date>
    <meta:editing-duration>PT41M21S</meta:editing-duration>
    <meta:editing-cycles>1</meta:editing-cycles>
    <meta:document-statistic meta:table-count="0" meta:image-count="0" meta:object-count="0" meta:page-count="1" meta:paragraph-count="27" meta:word-count="323" meta:character-count="1968" meta:non-whitespace-character-count="1659"/>
    <meta:generator>LibreOffice/4.2.6.3$Linux_x86 LibreOffice_project/420m0$Build-3</meta:generator>
  </office:meta>
</office:document-meta>
</file>